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2mm"/>
    </style:style>
    <style:style style:name="co2" style:family="table-column">
      <style:table-column-properties fo:break-before="auto" style:column-width="34.15mm"/>
    </style:style>
    <style:style style:name="co3" style:family="table-column">
      <style:table-column-properties fo:break-before="auto" style:column-width="9.91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57.19mm"/>
    </style:style>
    <style:style style:name="co7" style:family="table-column">
      <style:table-column-properties fo:break-before="auto" style:column-width="20.21mm"/>
    </style:style>
    <style:style style:name="co8" style:family="table-column">
      <style:table-column-properties fo:break-before="auto" style:column-width="21.54mm"/>
    </style:style>
    <style:style style:name="co9" style:family="table-column">
      <style:table-column-properties fo:break-before="auto" style:column-width="61.88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0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4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ext-properties fo:color="#ff3333" fo:font-weight="bold" style:font-weight-asian="bold" style:font-weight-complex="bold"/>
    </style:style>
    <style:style style:name="ce38" style:family="table-cell" style:parent-style-name="Default">
      <style:table-cell-properties fo:background-color="#cccccc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cccccc"/>
      <style:text-properties fo:color="#ce181e"/>
    </style:style>
    <style:style style:name="ce44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mm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mm"/>
    </style:style>
    <style:style style:name="ce47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 style:data-style-name="N100"/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0" style:family="table-cell" style:parent-style-name="Default">
      <style:text-properties style:use-window-font-color="tru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ce49"/>
        <table:table-column table:style-name="co13" table:default-cell-style-name="Default"/>
        <table:table-column table:style-name="co14" table:default-cell-style-name="Default"/>
        <table:table-column table:style-name="co11" table:number-columns-repeated="1005" table:default-cell-style-name="Default"/>
        <table:table-row table:style-name="ro1">
          <table:table-cell table:style-name="ce37"/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LSG.NAME</text:p>
          </table:table-cell>
          <table:table-cell table:style-name="ce37" office:value-type="string" calcext:value-type="string">
            <text:p>FN</text:p>
          </table:table-cell>
          <table:table-cell table:style-name="ce37" office:value-type="string" calcext:value-type="string">
            <text:p>FORMELZEICHEN</text:p>
          </table:table-cell>
          <table:table-cell table:style-name="ce37" office:value-type="string" calcext:value-type="string">
            <text:p>LSG.FORMEL</text:p>
          </table:table-cell>
          <table:table-cell table:style-name="ce37" office:value-type="string" calcext:value-type="string">
            <text:p>FN</text:p>
          </table:table-cell>
          <table:table-cell table:style-name="ce37" office:value-type="string" calcext:value-type="string">
            <text:p>BEZIEHUNG</text:p>
          </table:table-cell>
          <table:table-cell table:style-name="ce37" office:value-type="string" calcext:value-type="string">
            <text:p>LSG.BEZIEHUNG</text:p>
          </table:table-cell>
          <table:table-cell table:style-name="ce37" office:value-type="string" calcext:value-type="string">
            <text:p>FN</text:p>
          </table:table-cell>
          <table:table-cell table:style-name="ce37" office:value-type="string" calcext:value-type="string">
            <text:p>WERT</text:p>
          </table:table-cell>
          <table:table-cell table:style-name="ce37" office:value-type="string" calcext:value-type="string">
            <text:p>LSG.WERT</text:p>
          </table:table-cell>
          <table:table-cell table:style-name="ce37" office:value-type="string" calcext:value-type="string">
            <text:p>FN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Zeichen</text:p>
          </table:table-cell>
          <table:table-cell table:style-name="ce37" office:value-type="string" calcext:value-type="string">
            <text:p>Beziehung</text:p>
          </table:table-cell>
          <table:table-cell table:style-name="ce45" office:value-type="string" calcext:value-type="string">
            <text:p>Wert</text:p>
          </table:table-cell>
          <table:table-cell table:style-name="ce37" office:value-type="string" calcext:value-type="string">
            <text:p>Einheit</text:p>
          </table:table-cell>
          <table:table-cell table:style-name="ce51" office:value-type="string" calcext:value-type="string">
            <text:p>siunitx</text:p>
          </table:table-cell>
          <table:table-cell table:style-name="ce37" office:value-type="string" calcext:value-type="string">
            <text:p>Anderes</text:p>
          </table:table-cell>
          <table:table-cell table:style-name="ce37" table:number-columns-repeated="1004"/>
        </table:table-row>
        <table:table-row table:style-name="ro1">
          <table:table-cell table:style-name="ce38" office:value-type="string" calcext:value-type="string">
            <text:p>#</text:p>
          </table:table-cell>
          <table:table-cell table:style-name="ce38" office:value-type="string" calcext:value-type="string">
            <text:p>#######</text:p>
          </table:table-cell>
          <table:table-cell table:style-name="ce38" table:number-columns-repeated="2"/>
          <table:table-cell table:style-name="ce38" office:value-type="string" calcext:value-type="string">
            <text:p>####</text:p>
          </table:table-cell>
          <table:table-cell table:style-name="ce38" table:number-columns-repeated="2"/>
          <table:table-cell table:style-name="ce38" office:value-type="string" calcext:value-type="string">
            <text:p>####</text:p>
          </table:table-cell>
          <table:table-cell table:style-name="ce38" table:number-columns-repeated="2"/>
          <table:table-cell table:style-name="ce38" office:value-type="string" calcext:value-type="string">
            <text:p>####</text:p>
          </table:table-cell>
          <table:table-cell table:style-name="ce38" table:number-columns-repeated="2"/>
          <table:table-cell table:number-columns-repeated="3" table:style-name="ce38" office:value-type="string" calcext:value-type="string">
            <text:p>####</text:p>
          </table:table-cell>
          <table:table-cell table:style-name="ce46" office:value-type="string" calcext:value-type="string">
            <text:p>####</text:p>
          </table:table-cell>
          <table:table-cell table:number-columns-repeated="2" table:style-name="ce38" office:value-type="string" calcext:value-type="string">
            <text:p>####</text:p>
          </table:table-cell>
          <table:table-cell table:style-name="ce38" table:number-columns-repeated="1005"/>
        </table:table-row>
        <table:table-row table:style-name="ro2">
          <table:table-cell table:style-name="ce39"/>
          <table:table-cell table:style-name="ce39" office:value-type="string" calcext:value-type="string">
            <text:p>Gib das Formelzeichen an für</text:p>
          </table:table-cell>
          <table:table-cell table:style-name="ce39" office:value-type="string" calcext:value-type="string">
            <text:p>Lsg</text:p>
          </table:table-cell>
          <table:table-cell table:style-name="ce39"/>
          <table:table-cell table:style-name="ce39" office:value-type="string" calcext:value-type="string">
            <text:p>Gib den Namen der Konstante an</text:p>
          </table:table-cell>
          <table:table-cell table:style-name="ce39" office:value-type="string" calcext:value-type="string">
            <text:p>Lsg.</text:p>
          </table:table-cell>
          <table:table-cell table:style-name="ce39"/>
          <table:table-cell table:style-name="ce39" office:value-type="string" calcext:value-type="string">
            <text:p>Welche Konstante berechnet sich wie folgt</text:p>
          </table:table-cell>
          <table:table-cell table:style-name="ce39" office:value-type="string" calcext:value-type="string">
            <text:p>Lsg</text:p>
          </table:table-cell>
          <table:table-cell table:style-name="ce39"/>
          <table:table-cell table:style-name="ce39" office:value-type="string" calcext:value-type="string">
            <text:p>Welche Konstante ist hier angegeben</text:p>
          </table:table-cell>
          <table:table-cell table:style-name="ce39" office:value-type="string" calcext:value-type="string">
            <text:p>Lsg.</text:p>
          </table:table-cell>
          <table:table-cell table:style-name="ce39"/>
          <table:table-cell table:style-name="ce44" table:number-columns-repeated="6"/>
          <table:table-cell table:style-name="ce39" table:number-columns-repeated="1005"/>
        </table:table-row>
        <table:table-row table:style-name="ro1"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# NAME</text:p>
          </table:table-cell>
          <table:table-cell table:style-name="ce40" table:formula="of:=[.C1]" office:value-type="string" office:string-value="LSG.NAME" calcext:value-type="string">
            <text:p>LSG.NAME</text:p>
          </table:table-cell>
          <table:table-cell table:style-name="ce40"/>
          <table:table-cell table:style-name="ce40" table:formula="of:=[.E1]" office:value-type="string" office:string-value="FORMELZEICHEN" calcext:value-type="string">
            <text:p>FORMELZEICHEN</text:p>
          </table:table-cell>
          <table:table-cell table:style-name="ce40" table:formula="of:=[.F1]" office:value-type="string" office:string-value="LSG.FORMEL" calcext:value-type="string">
            <text:p>LSG.FORMEL</text:p>
          </table:table-cell>
          <table:table-cell table:style-name="ce40"/>
          <table:table-cell table:style-name="ce40" table:formula="of:=[.H1]" office:value-type="string" office:string-value="BEZIEHUNG" calcext:value-type="string">
            <text:p>BEZIEHUNG</text:p>
          </table:table-cell>
          <table:table-cell table:style-name="ce40" table:formula="of:=[.I1]" office:value-type="string" office:string-value="LSG.BEZIEHUNG" calcext:value-type="string">
            <text:p>LSG.BEZIEHUNG</text:p>
          </table:table-cell>
          <table:table-cell table:style-name="ce40"/>
          <table:table-cell table:style-name="ce40" table:formula="of:=[.K1]" office:value-type="string" office:string-value="WERT" calcext:value-type="string">
            <text:p>WERT</text:p>
          </table:table-cell>
          <table:table-cell table:style-name="ce40" table:formula="of:=[.L1]" office:value-type="string" office:string-value="LSG.WERT" calcext:value-type="string">
            <text:p>LSG.WERT</text:p>
          </table:table-cell>
          <table:table-cell table:style-name="ce40"/>
          <table:table-cell table:style-name="ce40" table:formula="of:=[.N1]" office:value-type="string" office:string-value="Name" calcext:value-type="string">
            <text:p>Name</text:p>
          </table:table-cell>
          <table:table-cell table:style-name="ce40" table:formula="of:=[.O1]" office:value-type="string" office:string-value="Zeichen" calcext:value-type="string">
            <text:p>Zeichen</text:p>
          </table:table-cell>
          <table:table-cell table:style-name="ce40" table:formula="of:=[.P1]" office:value-type="string" office:string-value="Beziehung" calcext:value-type="string">
            <text:p>Beziehung</text:p>
          </table:table-cell>
          <table:table-cell table:style-name="ce47" table:formula="of:=[.Q1]" office:value-type="string" office:string-value="Wert" calcext:value-type="string">
            <text:p>Wert</text:p>
          </table:table-cell>
          <table:table-cell table:style-name="ce40" table:formula="of:=[.R1]" office:value-type="string" office:string-value="Einheit" calcext:value-type="string">
            <text:p>Einheit</text:p>
          </table:table-cell>
          <table:table-cell table:style-name="ce52" table:formula="of:=[.S1]" office:value-type="string" office:string-value="siunitx" calcext:value-type="string">
            <text:p>siunitx</text:p>
          </table:table-cell>
          <table:table-cell table:style-name="ce52" table:formula="of:=[.T1]" office:value-type="string" office:string-value="Anderes" calcext:value-type="string">
            <text:p>Anderes</text:p>
          </table:table-cell>
          <table:table-cell table:style-name="ce40" table:number-columns-repeated="1004"/>
        </table:table-row>
        <table:table-row table:style-name="ro1">
          <table:table-cell table:style-name="ce41"/>
          <table:table-cell table:style-name="ce38" table:formula="of:=IF([.N5]=&quot;&quot;;&quot;&quot;;[.N5])" office:value-type="string" office:string-value="Absoluter Nullpunkt" calcext:value-type="string">
            <text:p>Absoluter Nullpunkt</text:p>
          </table:table-cell>
          <table:table-cell table:style-name="ce42"/>
          <table:table-cell table:style-name="ce7"/>
          <table:table-cell table:style-name="ce3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38" table:formula="of:=IF([.N5]=&quot;&quot;;&quot;&quot;;[.N5])" office:value-type="string" office:string-value="Absoluter Nullpunkt" calcext:value-type="string">
            <text:p>Absoluter Nullpunkt</text:p>
          </table:table-cell>
          <table:table-cell table:style-name="ce38"/>
          <table:table-cell table:style-name="ce42"/>
          <table:table-cell table:style-name="ce43"/>
          <table:table-cell table:style-name="ce38"/>
          <table:table-cell table:style-name="ce38" table:formula="of:=IF([.N5]=&quot;&quot;;&quot;&quot;;CONCATENATE(&quot;\SI{&quot;;[.Q5];&quot;}{&quot;;[.S5];&quot;}&quot;))" office:value-type="string" office:string-value="\SI{-273.15}{\celsius}" calcext:value-type="string">
            <text:p>\SI{-273.15}{\celsius}</text:p>
          </table:table-cell>
          <table:table-cell table:style-name="ce3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38"/>
          <table:table-cell table:style-name="ce41" office:value-type="string" calcext:value-type="string">
            <text:p>Absoluter Nullpunkt</text:p>
          </table:table-cell>
          <table:table-cell table:number-columns-repeated="2" table:style-name="ce41" office:value-type="string" calcext:value-type="string">
            <text:p>\SI{0}{\kelvin}</text:p>
          </table:table-cell>
          <table:table-cell table:style-name="ce48" office:value-type="string" calcext:value-type="string">
            <text:p>-273.15</text:p>
          </table:table-cell>
          <table:table-cell table:style-name="ce41" office:value-type="string" calcext:value-type="string">
            <text:p>°C</text:p>
          </table:table-cell>
          <table:table-cell table:style-name="ce53" office:value-type="string" calcext:value-type="string">
            <text:p>\celsius</text:p>
          </table:table-cell>
          <table:table-cell table:style-name="ce54"/>
          <table:table-cell table:style-name="ce41" table:number-columns-repeated="1004"/>
        </table:table-row>
        <table:table-row table:style-name="ro1">
          <table:table-cell/>
          <table:table-cell table:style-name="ce38" table:formula="of:=IF([.N6]=&quot;&quot;;&quot;&quot;;[.N6])" office:value-type="string" office:string-value="Atomare Masseneinheit" calcext:value-type="string">
            <text:p>Atomare Masseneinheit</text:p>
          </table:table-cell>
          <table:table-cell table:style-name="ce3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38"/>
          <table:table-cell table:style-name="ce3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38" table:formula="of:=IF([.N6]=&quot;&quot;;&quot;&quot;;[.N6])" office:value-type="string" office:string-value="Atomare Masseneinheit" calcext:value-type="string">
            <text:p>Atomare Masseneinheit</text:p>
          </table:table-cell>
          <table:table-cell table:style-name="ce38"/>
          <table:table-cell table:style-name="ce43" office:value-type="string" calcext:value-type="string">
            <text:p>$\frac{1}{12}\cdot m({}^{12}\text{C})$</text:p>
          </table:table-cell>
          <table:table-cell table:style-name="ce3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38"/>
          <table:table-cell table:style-name="ce38" table:formula="of:=IF([.N6]=&quot;&quot;;&quot;&quot;;CONCATENATE(&quot;\SI{&quot;;[.Q6];&quot;}{&quot;;[.S6];&quot;}&quot;))" office:value-type="string" office:string-value="\SI{1.66e-27}{\kilogram}" calcext:value-type="string">
            <text:p>\SI{1.66e-27}{\kilogram}</text:p>
          </table:table-cell>
          <table:table-cell table:style-name="ce3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38"/>
          <table:table-cell office:value-type="string" calcext:value-type="string">
            <text:p>Atomare Masseneinhe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7]=&quot;&quot;;&quot;&quot;;[.N7])" office:value-type="string" office:string-value="Avogadro-Konstante" calcext:value-type="string">
            <text:p>Avogadro-Konstante</text:p>
          </table:table-cell>
          <table:table-cell table:style-name="ce3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38"/>
          <table:table-cell table:style-name="ce3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38" table:formula="of:=IF([.N7]=&quot;&quot;;&quot;&quot;;[.N7])" office:value-type="string" office:string-value="Avogadro-Konstante" calcext:value-type="string">
            <text:p>Avogadro-Konstante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7]=&quot;&quot;;&quot;&quot;;CONCATENATE(&quot;\SI{&quot;;[.Q7];&quot;}{&quot;;[.S7];&quot;}&quot;))" office:value-type="string" office:string-value="\SI{6.02e23}{\per\mol}" calcext:value-type="string">
            <text:p>\SI{6.02e23}{\per\mol}</text:p>
          </table:table-cell>
          <table:table-cell table:style-name="ce3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38"/>
          <table:table-cell office:value-type="string" calcext:value-type="string">
            <text:p>Avogadro-Konstante</text:p>
          </table:table-cell>
          <table:table-cell office:value-type="string" calcext:value-type="string">
            <text:p>N_A</text:p>
          </table:table-cell>
          <table:table-cell/>
          <table:table-cell table:style-name="ce5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8]=&quot;&quot;;&quot;&quot;;[.N8])" office:value-type="string" office:string-value="Boltzmann-Konstante" calcext:value-type="string">
            <text:p>Boltzmann-Konstante</text:p>
          </table:table-cell>
          <table:table-cell table:style-name="ce3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38"/>
          <table:table-cell table:style-name="ce3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38" table:formula="of:=IF([.N8]=&quot;&quot;;&quot;&quot;;[.N8])" office:value-type="string" office:string-value="Boltzmann-Konstante" calcext:value-type="string">
            <text:p>Boltzmann-Konstante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8]=&quot;&quot;;&quot;&quot;;CONCATENATE(&quot;\SI{&quot;;[.Q8];&quot;}{&quot;;[.S8];&quot;}&quot;))" office:value-type="string" office:string-value="\SI{1.38e-23}{\joule\per\kelvin}" calcext:value-type="string">
            <text:p>\SI{1.38e-23}{\joule\per\kelvin}</text:p>
          </table:table-cell>
          <table:table-cell table:style-name="ce3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38"/>
          <table:table-cell office:value-type="string" calcext:value-type="string">
            <text:p>Boltzmann-Konstante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9]=&quot;&quot;;&quot;&quot;;[.N9])" office:value-type="string" office:string-value="Elektrische Feldkonstante" calcext:value-type="string">
            <text:p>Elektrische Feldkonstante</text:p>
          </table:table-cell>
          <table:table-cell table:style-name="ce3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38"/>
          <table:table-cell table:style-name="ce3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38" table:formula="of:=IF([.N9]=&quot;&quot;;&quot;&quot;;[.N9])" office:value-type="string" office:string-value="Elektrische Feldkonstante" calcext:value-type="string">
            <text:p>Elektrische Feldkonstante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9]=&quot;&quot;;&quot;&quot;;CONCATENATE(&quot;\SI{&quot;;[.Q9];&quot;}{&quot;;[.S9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3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38"/>
          <table:table-cell office:value-type="string" calcext:value-type="string">
            <text:p>Elektrische Feldkonstant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number-columns-repeated="6"/>
          <table:table-cell table:style-name="ce43" office:value-type="string" calcext:value-type="string">
            <text:p>$\frac{1}{\mu_0 c^2}$</text:p>
          </table:table-cell>
          <table:table-cell table:style-name="ce38" table:formula="of:=IF([.$N10]=&quot;&quot;;&quot;&quot;;CONCATENATE(&quot;$&quot;;[.$O10];&quot;$&quot;))" office:value-type="string" office:string-value="$\epsilon_0$" calcext:value-type="string">
            <text:p>$\epsilon_0$</text:p>
          </table:table-cell>
          <table:table-cell table:style-name="ce38" table:number-columns-repeated="4"/>
          <table:table-cell office:value-type="string" calcext:value-type="string">
            <text:p>Elektrische Feldkonstant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11]=&quot;&quot;;&quot;&quot;;[.N11])" office:value-type="string" office:string-value="Elektronenvolt" calcext:value-type="string">
            <text:p>Elektronenvolt</text:p>
          </table:table-cell>
          <table:table-cell table:style-name="ce3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38"/>
          <table:table-cell table:style-name="ce3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38" table:formula="of:=IF([.N11]=&quot;&quot;;&quot;&quot;;[.N11])" office:value-type="string" office:string-value="Elektronenvolt" calcext:value-type="string">
            <text:p>Elektronenvolt</text:p>
          </table:table-cell>
          <table:table-cell table:style-name="ce38"/>
          <table:table-cell table:style-name="ce43" office:value-type="string" calcext:value-type="string">
            <text:p>$e\cdot\SI{1}{\volt}$</text:p>
          </table:table-cell>
          <table:table-cell table:style-name="ce3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38"/>
          <table:table-cell table:style-name="ce38" table:formula="of:=IF([.N11]=&quot;&quot;;&quot;&quot;;CONCATENATE(&quot;\SI{&quot;;[.Q11];&quot;}{&quot;;[.S11];&quot;}&quot;))" office:value-type="string" office:string-value="\SI{1.602e-19}{\joule}" calcext:value-type="string">
            <text:p>\SI{1.602e-19}{\joule}</text:p>
          </table:table-cell>
          <table:table-cell table:style-name="ce3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38"/>
          <table:table-cell office:value-type="string" calcext:value-type="string">
            <text:p>Elektronen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12]=&quot;&quot;;&quot;&quot;;[.N12])" office:value-type="string" office:string-value="Elementarladung" calcext:value-type="string">
            <text:p>Elementarladung</text:p>
          </table:table-cell>
          <table:table-cell table:style-name="ce3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38"/>
          <table:table-cell table:style-name="ce3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38" table:formula="of:=IF([.N12]=&quot;&quot;;&quot;&quot;;[.N12])" office:value-type="string" office:string-value="Elementarladung" calcext:value-type="string">
            <text:p>Elementarladung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12]=&quot;&quot;;&quot;&quot;;CONCATENATE(&quot;\SI{&quot;;[.Q12];&quot;}{&quot;;[.S12];&quot;}&quot;))" office:value-type="string" office:string-value="\SI{1.602e-19}{\coulomb}" calcext:value-type="string">
            <text:p>\SI{1.602e-19}{\coulomb}</text:p>
          </table:table-cell>
          <table:table-cell table:style-name="ce3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38"/>
          <table:table-cell office:value-type="string" calcext:value-type="string">
            <text:p>Elementarladun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13]=&quot;&quot;;&quot;&quot;;[.N13])" office:value-type="string" office:string-value="Faradaykonstante" calcext:value-type="string">
            <text:p>Faradaykonstante</text:p>
          </table:table-cell>
          <table:table-cell table:style-name="ce3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38"/>
          <table:table-cell table:style-name="ce3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38" table:formula="of:=IF([.N13]=&quot;&quot;;&quot;&quot;;[.N13])" office:value-type="string" office:string-value="Faradaykonstante" calcext:value-type="string">
            <text:p>Faradaykonstante</text:p>
          </table:table-cell>
          <table:table-cell table:style-name="ce38"/>
          <table:table-cell table:style-name="ce43" office:value-type="string" calcext:value-type="string">
            <text:p>$N_A\cdot e$</text:p>
          </table:table-cell>
          <table:table-cell table:style-name="ce3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38"/>
          <table:table-cell table:style-name="ce38" table:formula="of:=IF([.N13]=&quot;&quot;;&quot;&quot;;CONCATENATE(&quot;\SI{&quot;;[.Q13];&quot;}{&quot;;[.S13];&quot;}&quot;))" office:value-type="string" office:string-value="\SI{96 485,3}{\coulomb\per\mol}" calcext:value-type="string">
            <text:p>\SI{96 485,3}{\coulomb\per\mol}</text:p>
          </table:table-cell>
          <table:table-cell table:style-name="ce3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38"/>
          <table:table-cell office:value-type="string" calcext:value-type="string">
            <text:p>Faradaykonsta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1005"/>
        </table:table-row>
        <table:table-row table:style-name="ro1">
          <table:table-cell/>
          <table:table-cell table:style-name="ce38" table:formula="of:=IF([.N14]=&quot;&quot;;&quot;&quot;;[.N14])" office:value-type="string" office:string-value="Erdbeschleunigung" calcext:value-type="string">
            <text:p>Erdbeschleunigung</text:p>
          </table:table-cell>
          <table:table-cell table:style-name="ce3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38"/>
          <table:table-cell table:style-name="ce3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38" table:formula="of:=IF([.N14]=&quot;&quot;;&quot;&quot;;[.N14])" office:value-type="string" office:string-value="Erdbeschleunigung" calcext:value-type="string">
            <text:p>Erdbeschleunigung</text:p>
          </table:table-cell>
          <table:table-cell table:style-name="ce38"/>
          <table:table-cell table:style-name="ce43" table:number-columns-repeated="2"/>
          <table:table-cell table:style-name="ce10"/>
          <table:table-cell table:style-name="ce38" table:formula="of:=IF([.N14]=&quot;&quot;;&quot;&quot;;CONCATENATE(&quot;\SI{&quot;;[.Q14];&quot;}{&quot;;[.S14];&quot;}&quot;))" office:value-type="string" office:string-value="\SI{9.81}{\meter\per\second\squared}" calcext:value-type="string">
            <text:p>\SI{9.81}{\meter\per\second\squared}</text:p>
          </table:table-cell>
          <table:table-cell table:style-name="ce3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38"/>
          <table:table-cell office:value-type="string" calcext:value-type="string">
            <text:p>Erdbeschleunig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005"/>
        </table:table-row>
        <table:table-row table:style-name="ro1">
          <table:table-cell/>
          <table:table-cell table:style-name="ce38" table:number-columns-repeated="6"/>
          <table:table-cell table:style-name="ce43" office:value-type="string" calcext:value-type="string">
            <text:p>$\displaystyle\gamma\cdot\frac{m_E}{r_E^2}$</text:p>
          </table:table-cell>
          <table:table-cell table:style-name="ce3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10" office:value-type="string" calcext:value-type="string">
            <text:p>\footnote{Der Index $E$ steht im folgenden Ausdruck für den Planeten Erde.}</text:p>
          </table:table-cell>
          <table:table-cell table:style-name="ce38" table:number-columns-repeated="3"/>
          <table:table-cell office:value-type="string" calcext:value-type="string">
            <text:p>Erdbeschleunig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005"/>
        </table:table-row>
        <table:table-row table:style-name="ro1">
          <table:table-cell/>
          <table:table-cell table:style-name="ce38" table:formula="of:=IF([.N16]=&quot;&quot;;&quot;&quot;;[.N16])" office:value-type="string" office:string-value="Gravitationskonstante" calcext:value-type="string">
            <text:p>Gravitationskonstante</text:p>
          </table:table-cell>
          <table:table-cell table:style-name="ce38" table:formula="of:=IF([.$N16]=&quot;&quot;;&quot;&quot;;CONCATENATE(&quot;$&quot;;[.$O16];&quot;$&quot;))" office:value-type="string" office:string-value="$\gamma$" calcext:value-type="string">
            <text:p>$\gamma$</text:p>
          </table:table-cell>
          <table:table-cell table:style-name="ce38"/>
          <table:table-cell table:style-name="ce38" table:formula="of:=IF([.$N16]=&quot;&quot;;&quot;&quot;;CONCATENATE(&quot;$&quot;;[.$O16];&quot;$&quot;))" office:value-type="string" office:string-value="$\gamma$" calcext:value-type="string">
            <text:p>$\gamma$</text:p>
          </table:table-cell>
          <table:table-cell table:style-name="ce38" table:formula="of:=IF([.N16]=&quot;&quot;;&quot;&quot;;[.N16])" office:value-type="string" office:string-value="Gravitationskonstante" calcext:value-type="string">
            <text:p>Gravitationskonstante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16]=&quot;&quot;;&quot;&quot;;CONCATENATE(&quot;\SI{&quot;;[.Q16];&quot;}{&quot;;[.S16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38" table:formula="of:=IF([.$N16]=&quot;&quot;;&quot;&quot;;CONCATENATE(&quot;$&quot;;[.$O16];&quot;$&quot;))" office:value-type="string" office:string-value="$\gamma$" calcext:value-type="string">
            <text:p>$\gamma$</text:p>
          </table:table-cell>
          <table:table-cell table:style-name="ce38"/>
          <table:table-cell office:value-type="string" calcext:value-type="string">
            <text:p>Gravitationskonstante</text:p>
          </table:table-cell>
          <table:table-cell office:value-type="string" calcext:value-type="string">
            <text:p>\gamma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1005"/>
        </table:table-row>
        <table:table-row table:style-name="ro1">
          <table:table-cell/>
          <table:table-cell table:style-name="ce38" table:formula="of:=IF([.N17]=&quot;&quot;;&quot;&quot;;[.N17])" office:value-type="string" office:string-value="Lichtgeschwindigkeit" calcext:value-type="string">
            <text:p>Lichtgeschwindigkeit</text:p>
          </table:table-cell>
          <table:table-cell table:style-name="ce3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38"/>
          <table:table-cell table:style-name="ce3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38" table:formula="of:=IF([.N17]=&quot;&quot;;&quot;&quot;;[.N17])" office:value-type="string" office:string-value="Lichtgeschwindigkeit" calcext:value-type="string">
            <text:p>Lichtgeschwindigkeit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17]=&quot;&quot;;&quot;&quot;;CONCATENATE(&quot;\SI{&quot;;[.Q17];&quot;}{&quot;;[.S17];&quot;}&quot;))" office:value-type="string" office:string-value="\SI{3.00e8}{\meter\per\second}" calcext:value-type="string">
            <text:p>\SI{3.00e8}{\meter\per\second}</text:p>
          </table:table-cell>
          <table:table-cell table:style-name="ce3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38"/>
          <table:table-cell office:value-type="string" calcext:value-type="string">
            <text:p>Lichtgeschwindigke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number-columns-repeated="6"/>
          <table:table-cell table:style-name="ce43" office:value-type="string" calcext:value-type="string">
            <text:p>$\sqrt{\frac{1}{\epsilon_0 \mu_0}}$</text:p>
          </table:table-cell>
          <table:table-cell table:style-name="ce38" table:formula="of:=IF([.$N18]=&quot;&quot;;&quot;&quot;;CONCATENATE(&quot;$&quot;;[.$O18];&quot;$&quot;))" office:value-type="string" office:string-value="$c$" calcext:value-type="string">
            <text:p>$c$</text:p>
          </table:table-cell>
          <table:table-cell table:style-name="ce38" table:number-columns-repeated="4"/>
          <table:table-cell office:value-type="string" calcext:value-type="string">
            <text:p>Lichtgeschwindigke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19]=&quot;&quot;;&quot;&quot;;[.N19])" office:value-type="string" office:string-value="Magnetische Feldkonstante" calcext:value-type="string">
            <text:p>Magnetische Feldkonstante</text:p>
          </table:table-cell>
          <table:table-cell table:style-name="ce3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38"/>
          <table:table-cell table:style-name="ce3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38" table:formula="of:=IF([.N19]=&quot;&quot;;&quot;&quot;;[.N19])" office:value-type="string" office:string-value="Magnetische Feldkonstante" calcext:value-type="string">
            <text:p>Magnetische Feldkonstante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19]=&quot;&quot;;&quot;&quot;;CONCATENATE(&quot;\SI{&quot;;[.Q19];&quot;}{&quot;;[.S19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3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38"/>
          <table:table-cell office:value-type="string" calcext:value-type="string">
            <text:p>Magnetische Feldkonstant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19" office:value-type="string" calcext:value-type="string">
            <text:p>1.2566e-6</text:p>
          </table:table-cell>
          <table:table-cell table:style-name="ce20" office:value-type="string" calcext:value-type="string">
            <text:p>Vs / Am</text:p>
          </table:table-cell>
          <table:table-cell table:style-name="ce20" office:value-type="string" calcext:value-type="string">
            <text:p>\volt\s\per\ampere\per\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number-columns-repeated="6"/>
          <table:table-cell table:style-name="ce43" office:value-type="string" calcext:value-type="string">
            <text:p>$\frac{1}{\epsilon_0 c^2}$</text:p>
          </table:table-cell>
          <table:table-cell table:style-name="ce38" table:formula="of:=IF([.$N20]=&quot;&quot;;&quot;&quot;;CONCATENATE(&quot;$&quot;;[.$O20];&quot;$&quot;))" office:value-type="string" office:string-value="$\mu_0$" calcext:value-type="string">
            <text:p>$\mu_0$</text:p>
          </table:table-cell>
          <table:table-cell table:style-name="ce38"/>
          <table:table-cell table:style-name="ce43"/>
          <table:table-cell table:style-name="ce38" table:number-columns-repeated="2"/>
          <table:table-cell office:value-type="string" calcext:value-type="string">
            <text:p>Magnetische Feldkonstant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19" office:value-type="string" calcext:value-type="string">
            <text:p>1.2566e-6</text:p>
          </table:table-cell>
          <table:table-cell table:style-name="ce20" office:value-type="string" calcext:value-type="string">
            <text:p>Vs / Am</text:p>
          </table:table-cell>
          <table:table-cell table:style-name="ce20" office:value-type="string" calcext:value-type="string">
            <text:p>\volt\s\per\ampere\per\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21]=&quot;&quot;;&quot;&quot;;[.N21])" office:value-type="string" office:string-value="Masse des Elektrons" calcext:value-type="string">
            <text:p>Masse des Elektrons</text:p>
          </table:table-cell>
          <table:table-cell table:style-name="ce3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38"/>
          <table:table-cell table:style-name="ce3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38" table:formula="of:=IF([.N21]=&quot;&quot;;&quot;&quot;;[.N21])" office:value-type="string" office:string-value="Masse des Elektrons" calcext:value-type="string">
            <text:p>Masse des Elektrons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21]=&quot;&quot;;&quot;&quot;;CONCATENATE(&quot;\SI{&quot;;[.Q21];&quot;}{&quot;;[.S21];&quot;}&quot;))" office:value-type="string" office:string-value="\SI{9.11e-31}{\kilogram}" calcext:value-type="string">
            <text:p>\SI{9.11e-31}{\kilogram}</text:p>
          </table:table-cell>
          <table:table-cell table:style-name="ce3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38"/>
          <table:table-cell office:value-type="string" calcext:value-type="string">
            <text:p>Masse des Elektron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22]=&quot;&quot;;&quot;&quot;;[.N22])" office:value-type="string" office:string-value="Masse des Neutrons" calcext:value-type="string">
            <text:p>Masse des Neutrons</text:p>
          </table:table-cell>
          <table:table-cell table:style-name="ce3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38"/>
          <table:table-cell table:style-name="ce3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38" table:formula="of:=IF([.N22]=&quot;&quot;;&quot;&quot;;[.N22])" office:value-type="string" office:string-value="Masse des Neutrons" calcext:value-type="string">
            <text:p>Masse des Neutrons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22]=&quot;&quot;;&quot;&quot;;CONCATENATE(&quot;\SI{&quot;;[.Q22];&quot;}{&quot;;[.S22];&quot;}&quot;))" office:value-type="string" office:string-value="\SI{1.0087}{\amu}" calcext:value-type="string">
            <text:p>\SI{1.0087}{\amu}</text:p>
          </table:table-cell>
          <table:table-cell table:style-name="ce3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38"/>
          <table:table-cell office:value-type="string" calcext:value-type="string">
            <text:p>Masse des Neutrons</text:p>
          </table:table-cell>
          <table:table-cell office:value-type="string" calcext:value-type="string">
            <text:p>m_n</text:p>
          </table:table-cell>
          <table:table-cell/>
          <table:table-cell table:style-name="ce50" office:value-type="float" office:value="1.0087" calcext:value-type="float">
            <text:p>1,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4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 table:number-columns-repeated="1003"/>
        </table:table-row>
        <table:table-row table:style-name="ro1">
          <table:table-cell/>
          <table:table-cell table:style-name="ce38" table:formula="of:=IF([.N23]=&quot;&quot;;&quot;&quot;;[.N23])" office:value-type="string" office:string-value="Masse des Protons" calcext:value-type="string">
            <text:p>Masse des Protons</text:p>
          </table:table-cell>
          <table:table-cell table:style-name="ce3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38"/>
          <table:table-cell table:style-name="ce3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38" table:formula="of:=IF([.N23]=&quot;&quot;;&quot;&quot;;[.N23])" office:value-type="string" office:string-value="Masse des Protons" calcext:value-type="string">
            <text:p>Masse des Protons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23]=&quot;&quot;;&quot;&quot;;CONCATENATE(&quot;\SI{&quot;;[.Q23];&quot;}{&quot;;[.S23];&quot;}&quot;))" office:value-type="string" office:string-value="\SI{1.0073}{\amu}" calcext:value-type="string">
            <text:p>\SI{1.0073}{\amu}</text:p>
          </table:table-cell>
          <table:table-cell table:style-name="ce3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38"/>
          <table:table-cell office:value-type="string" calcext:value-type="string">
            <text:p>Masse des Protons</text:p>
          </table:table-cell>
          <table:table-cell office:value-type="string" calcext:value-type="string">
            <text:p>m_p</text:p>
          </table:table-cell>
          <table:table-cell/>
          <table:table-cell table:style-name="ce50" office:value-type="float" office:value="1.0073" calcext:value-type="float">
            <text:p>1,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4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24]=&quot;&quot;;&quot;&quot;;[.N24])" office:value-type="string" office:string-value="Masse des Wasserstoffatoms" calcext:value-type="string">
            <text:p>Masse des Wasserstoffatoms</text:p>
          </table:table-cell>
          <table:table-cell table:style-name="ce3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38"/>
          <table:table-cell table:style-name="ce3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38" table:formula="of:=IF([.N24]=&quot;&quot;;&quot;&quot;;[.N24])" office:value-type="string" office:string-value="Masse des Wasserstoffatoms" calcext:value-type="string">
            <text:p>Masse des Wasserstoffatoms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24]=&quot;&quot;;&quot;&quot;;CONCATENATE(&quot;\SI{&quot;;[.Q24];&quot;}{&quot;;[.S24];&quot;}&quot;))" office:value-type="string" office:string-value="\SI{1.0078}{\amu}" calcext:value-type="string">
            <text:p>\SI{1.0078}{\amu}</text:p>
          </table:table-cell>
          <table:table-cell table:style-name="ce3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38"/>
          <table:table-cell office:value-type="string" calcext:value-type="string">
            <text:p>Masse des Wasserstoffatom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25]=&quot;&quot;;&quot;&quot;;[.N25])" office:value-type="string" office:string-value="Plancksches Wirkungsquantum" calcext:value-type="string">
            <text:p>Plancksches Wirkungsquantum</text:p>
          </table:table-cell>
          <table:table-cell table:style-name="ce3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38"/>
          <table:table-cell table:style-name="ce3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38" table:formula="of:=IF([.N25]=&quot;&quot;;&quot;&quot;;[.N25])" office:value-type="string" office:string-value="Plancksches Wirkungsquantum" calcext:value-type="string">
            <text:p>Plancksches Wirkungsquantum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38" table:formula="of:=IF([.N25]=&quot;&quot;;&quot;&quot;;CONCATENATE(&quot;\SI{&quot;;[.Q25];&quot;}{&quot;;[.S25];&quot;}&quot;))" office:value-type="string" office:string-value="\SI{6.626e-34}{\joule\second}" calcext:value-type="string">
            <text:p>\SI{6.626e-34}{\joule\second}</text:p>
          </table:table-cell>
          <table:table-cell table:style-name="ce3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38"/>
          <table:table-cell office:value-type="string" calcext:value-type="string">
            <text:p>Plancksches Wirkungsquantu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26]=&quot;&quot;;&quot;&quot;;[.N26])" office:value-type="string" office:string-value="Spezifische Ladung des Elektrons" calcext:value-type="string">
            <text:p>Spezifische Ladung des Elektrons</text:p>
          </table:table-cell>
          <table:table-cell table:style-name="ce3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38"/>
          <table:table-cell table:style-name="ce3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38" table:formula="of:=IF([.N26]=&quot;&quot;;&quot;&quot;;[.N26])" office:value-type="string" office:string-value="Spezifische Ladung des Elektrons" calcext:value-type="string">
            <text:p>Spezifische Ladung des Elektrons</text:p>
          </table:table-cell>
          <table:table-cell table:style-name="ce38"/>
          <table:table-cell table:style-name="ce43" office:value-type="string" calcext:value-type="string">
            <text:p>$e / m_e$</text:p>
          </table:table-cell>
          <table:table-cell table:style-name="ce38" table:formula="of:=IF([.N26]=&quot;&quot;;&quot;&quot;;[.N26])" office:value-type="string" office:string-value="Spezifische Ladung des Elektrons" calcext:value-type="string">
            <text:p>Spezifische Ladung des Elektrons</text:p>
          </table:table-cell>
          <table:table-cell table:style-name="ce38"/>
          <table:table-cell table:style-name="ce38" table:formula="of:=IF([.N26]=&quot;&quot;;&quot;&quot;;CONCATENATE(&quot;\SI{&quot;;[.Q26];&quot;}{&quot;;[.S26];&quot;}&quot;))" office:value-type="string" office:string-value="\SI{1.76e11}{\coulomb\per\kilogram}" calcext:value-type="string">
            <text:p>\SI{1.76e11}{\coulomb\per\kilogram}</text:p>
          </table:table-cell>
          <table:table-cell table:style-name="ce3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38"/>
          <table:table-cell office:value-type="string" calcext:value-type="string">
            <text:p>Spezifische Ladung des Elektrons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#</text:p>
          </table:table-cell>
          <table:table-cell table:style-name="ce38" table:formula="of:=IF([.N27]=&quot;&quot;;&quot;&quot;;[.N27])" office:value-type="string" office:string-value="Molare Gaskonstante" calcext:value-type="string">
            <text:p>Molare Gaskonstante</text:p>
          </table:table-cell>
          <table:table-cell table:style-name="ce3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38"/>
          <table:table-cell table:style-name="ce3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38" table:formula="of:=IF([.N27]=&quot;&quot;;&quot;&quot;;[.N27])" office:value-type="string" office:string-value="Molare Gaskonstante" calcext:value-type="string">
            <text:p>Molare Gaskonstante</text:p>
          </table:table-cell>
          <table:table-cell table:style-name="ce38"/>
          <table:table-cell table:style-name="ce43" office:value-type="string" calcext:value-type="string">
            <text:p>$N_A\cdot k_B$</text:p>
          </table:table-cell>
          <table:table-cell table:style-name="ce3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38"/>
          <table:table-cell table:style-name="ce38" table:formula="of:=IF([.N27]=&quot;&quot;;&quot;&quot;;CONCATENATE(&quot;\SI{&quot;;[.Q27];&quot;}{&quot;;[.S27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3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38"/>
          <table:table-cell office:value-type="string" calcext:value-type="string">
            <text:p>Molare Gaskonstante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.00.0000</text:date>, <text:time style:data-style-name="N2" text:time-value="09:59:22.116012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7T10:05:39.426785190</dc:date>
    <meta:editing-duration>PT3H23M58S</meta:editing-duration>
    <meta:editing-cycles>77</meta:editing-cycles>
    <meta:generator>LibreOffice/6.1.5.2$Linux_X86_64 LibreOffice_project/10$Build-2</meta:generator>
    <meta:print-date>2019-01-01T16:59:37.016746981</meta:print-date>
    <meta:document-statistic meta:table-count="1" meta:cell-count="335" meta:object-count="0"/>
  </office:meta>
</office:document-meta>
</file>